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0000"/>
      <style:text-properties fo:color="#000000"/>
    </style:style>
    <style:style style:name="ce11" style:family="table-cell" style:parent-style-name="Default">
      <style:table-cell-properties fo:background-color="#c9211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6" office:value-type="string" calcext:value-type="string">
            <text:p>+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 office:value-type="string" calcext:value-type="string">
            <text:p>DP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6" office:value-type="string" calcext:value-type="string">
            <text:p>+/-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YT system design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3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3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/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table:style-name="ce6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13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/>
          <table:table-cell table:style-name="ce6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 table:number-columns-repeated="4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2"/>
          <table:table-cell table:style-name="ce3" table:number-columns-repeated="11"/>
        </table:table-row>
        <table:table-row table:style-name="ro1">
          <table:table-cell table:style-name="ce2"/>
          <table:table-cell office:value-type="string" calcext:value-type="string">
            <text:p>systembackend</text:p>
          </table:table-cell>
          <table:table-cell/>
          <table:table-cell table:style-name="ce6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9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 table:number-columns-repeated="3"/>
          <table:table-cell table:style-name="ce3" table:number-columns-repeated="2"/>
          <table:table-cell table:style-name="ce2"/>
          <table:table-cell table:style-name="ce3" table:number-columns-repeated="11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 table:number-columns-repeated="3"/>
          <table:table-cell table:style-name="ce3" table:number-columns-repeated="2"/>
          <table:table-cell table:style-name="ce2"/>
          <table:table-cell table:style-name="ce3" table:number-columns-repeated="11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/>
          <table:table-cell table:style-name="ce6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9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/>
          <table:table-cell table:style-name="ce6"/>
          <table:table-cell table:number-columns-repeated="2" table:style-name="ce6" office:value-type="string" calcext:value-type="string">
            <text:p>+</text:p>
          </table:table-cell>
          <table:table-cell table:style-name="ce12"/>
          <table:table-cell table:style-name="ce2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notify</text:p>
          </table:table-cell>
          <table:table-cell office:value-type="string" calcext:value-type="string">
            <text:p>maintenance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9"/>
        </table:table-row>
        <table:table-row table:style-name="ro1" table:number-rows-repeated="104850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22:23:38.393000000</dc:date>
    <meta:editing-duration>P1DT8H45M1S</meta:editing-duration>
    <meta:editing-cycles>53</meta:editing-cycles>
    <meta:generator>LibreOffice/7.4.2.3$Windows_X86_64 LibreOffice_project/382eef1f22670f7f4118c8c2dd222ec7ad009daf</meta:generator>
    <meta:document-statistic meta:table-count="1" meta:cell-count="598" meta:object-count="0"/>
  </office:meta>
</office:document-meta>
</file>